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rk, the Herald Angels Sing</text:p>
      <text:p text:style-name="P1"/>
      <text:p text:style-name="P3">Hark! the herald angels sing,</text:p>
      <text:p text:style-name="P3">“Glory to the new-born King;</text:p>
      <text:p text:style-name="P3">Peace on earth and mercy mild,</text:p>
      <text:p text:style-name="P3">God and sinner reconciled!”</text:p>
      <text:p text:style-name="P3">Joyful all ye nations rise,</text:p>
      <text:p text:style-name="P3">Join the triumph of the skies,</text:p>
      <text:p text:style-name="P3">With th' angelic host proclaim,</text:p>
      <text:p text:style-name="P3">“Christ is born in Bethlehem”</text:p>
      <text:p text:style-name="P3"/>
      <text:p text:style-name="P3">Christ by highest heaven adored,</text:p>
      <text:p text:style-name="P3">Christ the everlasting Lord!</text:p>
      <text:p text:style-name="P3">Late in time behold Him come,</text:p>
      <text:p text:style-name="P3">Offspring of the Virgin's womb:</text:p>
      <text:p text:style-name="P3">Veiled in flesh the God-head see,</text:p>
      <text:p text:style-name="P3">Hail th' incarnate Deity,</text:p>
      <text:p text:style-name="P3">Pleased as man with men to dwell,</text:p>
      <text:p text:style-name="P3">Jesus our Emmanuel.</text:p>
      <text:p text:style-name="P3"/>
      <text:p text:style-name="P3">Hail the heaven born Prince of Peace!</text:p>
      <text:p text:style-name="P3">Hail the Son of Righteousness!</text:p>
      <text:p text:style-name="P3">Light and life to all He brings,</text:p>
      <text:p text:style-name="P3">Risen with healing in His wings.</text:p>
      <text:p text:style-name="P3">Mild He lays His glory by,</text:p>
      <text:p text:style-name="P3">Born that man no more may die,</text:p>
      <text:p text:style-name="P3">Born to raise the sons of earth,</text:p>
      <text:p text:style-name="P3">Born to give them second birth.</text:p>
      <text:p text:style-name="P3"/>
      <text:p text:style-name="P5">Hark! The herald angles sing,</text:p>
      <text:p text:style-name="P5">“Glory to the newborn King.</text:p>
      <text:p text:style-name="P3"/>
      <text:p text:style-name="P3"/>
      <text:p text:style-name="P3">Composer: Felix Mendelssohn</text:p>
      <text:p text:style-name="P3">Lyricist: Charles Wesley</text:p>
      <text:p text:style-name="P3">Copyright:</text:p>
      <text:p text:style-name="P3">Year:</text:p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0T18:58:49</meta:creation-date>
    <meta:editing-duration>PT10M18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32" meta:word-count="159" meta:character-count="868"/>
    <dc:date>2018-11-10T19:09:06</dc:date>
    <dc:creator>Hank Warren</dc:creator>
    <meta:template xlink:type="simple" xlink:actuate="onRequest" xlink:title="TubaHymn" xlink:href="../../../../Library/Application%20Support/OpenOffice/4/user/template/TubaHymn.ott" meta:date="2018-11-10T18:58:48"/>
  </office:meta>
</office:document-meta>
</file>